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7f6" officeooo:paragraph-rsid="00037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38.728887664</meta:creation-date>
    <dc:date>2020-01-24T15:28:33.089962179</dc:date>
    <meta:editing-duration>PT1M5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